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4" style:family="paragraph" style:parent-style-name="Text_20_body">
      <style:text-properties fo:color="#00ae00" style:font-name="Arial" fo:font-size="10pt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7" style:family="paragraph" style:parent-style-name="Standard">
      <style:text-properties fo:color="#00ae00" style:font-name="Arial" fo:font-size="10pt" style:font-size-asian="10pt" style:font-size-complex="10pt"/>
    </style:style>
    <style:style style:name="P18" style:family="paragraph" style:parent-style-name="Standard">
      <style:text-properties fo:color="#ff0000" style:font-name="Arial" fo:font-size="10pt" style:font-size-asian="10pt" style:font-size-complex="10pt"/>
    </style:style>
    <style:style style:name="P19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style:font-name="Arial"/>
    </style:style>
    <style:style style:name="T4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8171b" fo:letter-spacing="normal" fo:font-style="normal" fo:font-weight="normal"/>
    </style:style>
    <style:style style:name="T6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/>
    </style:style>
    <style:style style:name="T18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11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7"><text:s text:c="4"/>is_active:</text:p>
      <text:p text:style-name="P7"><text:s text:c="6"/>type: boolean</text:p>
      <text:p text:style-name="P7"><text:s text:c="6"/>options:</text:p>
      <text:p text:style-name="P7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9">UWAGA!!! Nie jset konieczne tworzenie:</text:p>
      <text:p text:style-name="P1"># src/<text:span text:style-name="T2">BlogAdminBundle</text:span>/Resources/config/doctrine/<text:span text:style-name="T2">User.orm.yml</text:span></text:p>
      <text:p text:style-name="P12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1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1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11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7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7"><text:s text:c="4"/>public function getSalt()</text:p>
      <text:p text:style-name="P7"><text:s text:c="4"/>{</text:p>
      <text:p text:style-name="P7"><text:s text:c="8"/>return null;</text:p>
      <text:p text:style-name="P7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7"><text:s text:c="4"/>public function eraseCredentials()</text:p>
      <text:p text:style-name="P7"><text:s text:c="4"/>{</text:p>
      <text:p text:style-name="P7"><text:s text:c="4"/>}</text:p>
      <text:p text:style-name="P7"/>
      <text:p text:style-name="P7"><text:s text:c="4"/>/** @see \Serializable::serialize() */</text:p>
      <text:p text:style-name="P7"><text:s text:c="4"/>public function serialize()</text:p>
      <text:p text:style-name="P7"><text:s text:c="4"/>{</text:p>
      <text:p text:style-name="P7"><text:s text:c="8"/>return serialize(array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,</text:p>
      <text:p text:style-name="P7"><text:s text:c="8"/>));</text:p>
      <text:p text:style-name="P7"><text:s text:c="4"/>}</text:p>
      <text:p text:style-name="P7"/>
      <text:p text:style-name="P7"><text:s text:c="4"/>/** @see \Serializable::unserialize() */</text:p>
      <text:p text:style-name="P7"><text:s text:c="4"/>public function unserialize($serialized)</text:p>
      <text:p text:style-name="P7"><text:s text:c="4"/>{</text:p>
      <text:p text:style-name="P7"><text:s text:c="8"/>list 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</text:p>
      <text:p text:style-name="P7"><text:s text:c="8"/>) = unserialize($serialized);</text:p>
      <text:p text:style-name="P7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4">PHP 5.4</text:span><text:span text:style-name="T13"> </text:span><text:span text:style-name="T1">musimy zainstalować </text:span><text:span text:style-name="T7">ircmaxell/password-compat</text:span><text:span text:style-name="T6">,</text:span><text:span text:style-name="T1"> aby można było skorzystać z </text:span><text:span text:style-name="T8">bcrypt</text:span><text:span text:style-name="T1">:</text:span></text:p>
      <text:p text:style-name="P1"/>
      <text:p text:style-name="P15">php composer.phar require ircmaxell/password-compat "~1.0"</text:p>
      <text:p text:style-name="P15"/>
      <text:p text:style-name="P1">6. Tworzenie przykładowych użytkowników:</text:p>
      <text:p text:style-name="P11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#$johnUser-&gt;setPassword('kitten'); <text:s text:c="7"/>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#$annaAdmin-&gt;setPassword('kitten'); <text:s text:c="7"/>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11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#BlogBundle\Entity\User: plaintext #Bez szyfrowania hasła</text:p>
      <text:p text:style-name="P1"><text:s text:c="8"/><text:span text:style-name="T2">BlogBundle\Entity\User: bcrypt</text:span></text:p>
      <text:p text:style-name="P1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database_users:</text:p>
      <text:p text:style-name="P7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oft-page-break/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8">- { path: ^/archive, roles: ROLE_ADMIN } - jeśli ustawimy rolę ADMIN i zalogujemy się na konto z rolą USER, <text:s text:c="2"/>wówczas pojawi się okno 403 Access Denied (Brak dostępu).</text:p>
      <text:p text:style-name="P8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7"><text:s text:c="8"/>Symfony\Component\Security\Core\User\User: plaintext</text:p>
      <text:p text:style-name="P7"><text:s text:c="8"/>#BlogBundle\Entity\User: plaintext #Bez szyfrowania hasła</text:p>
      <text:p text:style-name="P7"><text:s text:c="8"/>BlogBundle\Entity\User: bcrypt</text:p>
      <text:p text:style-name="P7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chain_provider:</text:p>
      <text:p text:style-name="P7"><text:s text:c="12"/>chain:</text:p>
      <text:p text:style-name="P7"><text:s text:c="16"/>providers: [in_memory, database_users]</text:p>
      <text:p text:style-name="P7"><text:s text:c="8"/>in_memory:</text:p>
      <text:p text:style-name="P7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7"><text:s text:c="8"/>database_users:</text:p>
      <text:p text:style-name="P7"><text:s text:c="12"/>entity: { class: BlogBundle\Entity\User, property: username }</text:p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3">9. Jeśli chcemy użyć jednego formularza logowania do frontendu i backendu musimy ustawić w plik security.html</text:p>
      <text:p text:style-name="P3"/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7"><text:s text:c="4"/>encoders:</text:p>
      <text:p text:style-name="P7"><text:s text:c="8"/>Symfony\Component\Security\Core\User\User: plaintext</text:p>
      <text:p text:style-name="P3"/>
      <text:p text:style-name="P7"><text:s text:c="4"/>#role_hierarchy:</text:p>
      <text:p text:style-name="P7"><text:s text:c="4"/># <text:s text:c="3"/>ROLE_ADMIN: <text:s text:c="6"/>ROLE_USER</text:p>
      <text:p text:style-name="P7"><text:s text:c="4"/># <text:s text:c="3"/>ROLE_SUPER_ADMIN: [ROLE_USER, ROLE_ADMIN, ROLE_ALLOWED_TO_SWITCH]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in_memory:</text:p>
      <text:p text:style-name="P3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9"><text:s text:c="8"/>main:</text:p>
      <text:p text:style-name="P9"><text:s text:c="12"/>anonymous: ~</text:p>
      <text:p text:style-name="P7"/>
      <text:p text:style-name="P7"><text:s text:c="8"/>secured_area:</text:p>
      <text:p text:style-name="P7"><text:s text:c="12"/>pattern: <text:s text:c="3"/>^/</text:p>
      <text:p text:style-name="P7"><text:s text:c="12"/>form_login:</text:p>
      <text:p text:style-name="P7"><text:s text:c="16"/>#login_path: /frontend_login</text:p>
      <text:p text:style-name="P7"><text:s text:c="16"/>#check_path: /frontend_login_check</text:p>
      <text:p text:style-name="P7"><text:s text:c="16"/>login_path: blog_frontend_login</text:p>
      <text:p text:style-name="P7"><text:s text:c="16"/>check_path: blog_frontend_login_check</text:p>
      <text:p text:style-name="P7"><text:soft-page-break/><text:s text:c="12"/>logout:</text:p>
      <text:p text:style-name="P7"><text:s text:c="16"/>#path: <text:s text:c="2"/>/frontend_logout</text:p>
      <text:p text:style-name="P7"><text:s text:c="16"/>#target: /</text:p>
      <text:p text:style-name="P7"><text:s text:c="16"/>path: <text:s text:c="2"/>blog_frontend_logout</text:p>
      <text:p text:style-name="P7"><text:s text:c="16"/>target: blog_homepage</text:p>
      <text:p text:style-name="P7"><text:s text:c="16"/>#target: blog_homepage #przekierowanie do strony głównej po wylogowaniu</text:p>
      <text:p text:style-name="P7"><text:s text:c="12"/>anonymous: ~</text:p>
      <text:p text:style-name="P3"><text:s text:c="12"/># activate different ways to authenticate</text:p>
      <text:p text:style-name="P3"/>
      <text:p text:style-name="P3"><text:s text:c="12"/># http_basic: ~</text:p>
      <text:p text:style-name="P3"><text:s text:c="12"/># http://symfony.com/doc/current/book/security.html#a-configuring-how-your-users-will-authenticate</text:p>
      <text:p text:style-name="P3"/>
      <text:p text:style-name="P3"><text:s text:c="12"/># form_login: ~</text:p>
      <text:p text:style-name="P3"><text:s text:c="12"/># http://symfony.com/doc/current/cookbook/security/form_login_setup.html</text:p>
      <text:p text:style-name="P3"><text:s text:c="12"/></text:p>
      <text:p text:style-name="P7"><text:s text:c="4"/>access_control:</text:p>
      <text:p text:style-name="P7"><text:s text:c="8"/># require ROLE_ADMIN for /admin*</text:p>
      <text:p text:style-name="P9"><text:s text:c="8"/>- { path: ^/dashboard/backend_login, roles: IS_AUTHENTICATED_ANONYMOUSLY }</text:p>
      <text:p text:style-name="P7"><text:s text:c="8"/>- { path: ^/dashboard, roles: ROLE_ADMIN }</text:p>
      <text:p text:style-name="P7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 USER }</text:p>
      <text:p text:style-name="P10"/>
      <text:p text:style-name="P1"/>
      <text:p text:style-name="P2">Zabezpieczenie formularza przed atakami <text:span text:style-name="T5">CSRF</text:span> </text:p>
      <text:p text:style-name="P1"/>
      <text:p text:style-name="P1">1. W pliku security dodajemy</text:p>
      <text:p text:style-name="P1"><text:span text:style-name="T16">#</text:span><text:span text:style-name="T10">app/config/</text:span><text:span text:style-name="T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2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2">csrf_provider: security.csrf.token_manager</text:span></text:p>
      <text:p text:style-name="P1">...</text:p>
      <text:p text:style-name="P3">2. W template z formularzem logowania:</text:p>
      <text:p text:style-name="P13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2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6"/>
      <text:p text:style-name="P6"><text:soft-page-break/>Włączanie i wyłączanie uzytkowników</text:p>
      <text:p text:style-name="P6"/>
      <text:p text:style-name="P3">Modyfikujem klase i zmieniamy UserInterface na <text:s/><text:span text:style-name="T3">AdvancedUserInterface</text:span></text:p>
      <text:p text:style-name="P3"/>
      <text:p text:style-name="P11">//src\BlogBundle\Entity\<text:span text:style-name="T18">User.php</text:span> </text:p>
      <text:p text:style-name="P1"/>
      <text:p text:style-name="P7">use Symfony\Component\Security\Core\User\AdvancedUserInterface;</text:p>
      <text:p text:style-name="P1">// ...</text:p>
      <text:p text:style-name="P1"/>
      <text:p text:style-name="P1">class User implements <text:span text:style-name="T2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2">public function isAccountNonExpired()</text:span>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AccountNonLock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CredentialsNonExpir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Enabled()</text:p>
      <text:p text:style-name="P7"><text:s text:c="4"/>{</text:p>
      <text:p text:style-name="P7"><text:s text:c="8"/>return $this-&gt;isActive;</text:p>
      <text:p text:style-name="P7"><text:s text:c="4"/>}</text:p>
      <text:p text:style-name="P7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2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2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6">Logowanie do serwisu przez emial</text:p>
      <text:p text:style-name="P1"/>
      <text:p text:style-name="P1">1. Tworzymy nową klasę</text:p>
      <text:p text:style-name="P1"># src/BlogBundle/Resources/config/doctrine/<text:span text:style-name="T18">User.orm.yml</text:span></text:p>
      <text:p text:style-name="P1">BlogBundle\Entity\User:</text:p>
      <text:p text:style-name="P1"><text:s text:c="2"/>type: entity</text:p>
      <text:p text:style-name="P1"><text:s text:c="2"/><text:span text:style-name="T2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4"><text:tab/></text:p>
      <text:p text:style-name="P1"><text:soft-page-break/><text:span text:style-name="T15"><text:tab/></text:span><text:span text:style-name="T1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2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17">public</text:span><text:span text:style-name="T17"> </text:span><text:span text:style-name="T17">function</text:span><text:span text:style-name="T17"> loadUserByUsername</text:span><text:span text:style-name="T17">(</text:span><text:span text:style-name="T17">$username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createQueryBuilder</text:span><text:span text:style-name="T17">(</text:span><text:span text:style-name="T17">'u'</text:span><text:span text:style-name="T17">)</text:span></text:p>
      <text:p text:style-name="P3"><text:s text:c="12"/><text:span text:style-name="T17">-&gt;</text:span><text:span text:style-name="T17">where</text:span><text:span text:style-name="T17">(</text:span><text:span text:style-name="T17">'u.username = :username OR u.email = :email'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username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email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getQuery</text:span><text:span text:style-name="T17">()</text:span></text:p>
      <text:p text:style-name="P3"><text:s text:c="12"/><text:span text:style-name="T17">-&gt;</text:span><text:span text:style-name="T17">getOneOrNullResult</text:span><text:span text:style-name="T17">(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refreshUser</text:span><text:span text:style-name="T17">(</text:span><text:span text:style-name="T17">UserInterface $user</text:span><text:span text:style-name="T17">)</text:span></text:p>
      <text:p text:style-name="P3"><text:s text:c="4"/><text:span text:style-name="T17">{</text:span></text:p>
      <text:p text:style-name="P3"><text:s text:c="8"/><text:span text:style-name="T17">$class </text:span><text:span text:style-name="T17">=</text:span><text:span text:style-name="T17"> get_class</text:span><text:span text:style-name="T17">(</text:span><text:span text:style-name="T17">$user</text:span><text:span text:style-name="T17">);</text:span></text:p>
      <text:p text:style-name="P3"><text:s text:c="8"/><text:span text:style-name="T17">if</text:span><text:span text:style-name="T17"> </text:span><text:span text:style-name="T17">(</text:span><text:span text:style-name="T17">!</text:span><text:span text:style-name="T17">$this</text:span><text:span text:style-name="T17">-&gt;</text:span><text:span text:style-name="T17">supportsClass</text:span><text:span text:style-name="T17">(</text:span><text:span text:style-name="T17">$class</text:span><text:span text:style-name="T17">))</text:span><text:span text:style-name="T17"> </text:span><text:span text:style-name="T17">{</text:span></text:p>
      <text:p text:style-name="P3"><text:s text:c="12"/><text:span text:style-name="T17">throw</text:span><text:span text:style-name="T17"> </text:span><text:span text:style-name="T17">new</text:span><text:span text:style-name="T17"> UnsupportedUserException</text:span><text:span text:style-name="T17">(</text:span></text:p>
      <text:p text:style-name="P3"><text:s text:c="16"/><text:span text:style-name="T17">sprintf</text:span><text:span text:style-name="T17">(</text:span></text:p>
      <text:p text:style-name="P3"><text:s text:c="20"/><text:span text:style-name="T17">'Instances of "%s" are not supported.'</text:span><text:span text:style-name="T17">,</text:span></text:p>
      <text:p text:style-name="P3"><text:s text:c="20"/><text:span text:style-name="T17">$class</text:span></text:p>
      <text:p text:style-name="P3"><text:s text:c="16"/><text:span text:style-name="T17">)</text:span></text:p>
      <text:p text:style-name="P3"><text:s text:c="12"/><text:span text:style-name="T17">);</text:span></text:p>
      <text:p text:style-name="P3"><text:s text:c="8"/><text:span text:style-name="T17">}</text:span></text:p>
      <text:p text:style-name="P3"/>
      <text:p text:style-name="P3"><text:s text:c="8"/><text:span text:style-name="T17">return</text:span><text:span text:style-name="T17"> $this</text:span><text:span text:style-name="T17">-&gt;</text:span><text:span text:style-name="T17">find</text:span><text:span text:style-name="T17">(</text:span><text:span text:style-name="T17">$user</text:span><text:span text:style-name="T17">-&gt;</text:span><text:span text:style-name="T17">getId</text:span><text:span text:style-name="T17">()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supportsClass</text:span><text:span text:style-name="T17">(</text:span><text:span text:style-name="T17">$class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getEntityName</text:span><text:span text:style-name="T17">()</text:span><text:span text:style-name="T17"> </text:span><text:span text:style-name="T17">===</text:span><text:span text:style-name="T17"> $class</text:span></text:p>
      <text:p text:style-name="P3"><text:s text:c="12"/><text:span text:style-name="T17">||</text:span><text:span text:style-name="T17"> is_subclass_of</text:span><text:span text:style-name="T17">(</text:span><text:span text:style-name="T17">$class</text:span><text:span text:style-name="T17">,</text:span><text:span text:style-name="T17"> $this</text:span><text:span text:style-name="T17">-&gt;</text:span><text:span text:style-name="T17">getEntityName</text:span><text:span text:style-name="T17">());</text:span></text:p>
      <text:p text:style-name="P3"><text:s text:c="4"/><text:span text:style-name="T17">}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Rejestrowanie nowych użytkowników:</text:p>
      <text:p text:style-name="P1"><text:a xlink:type="simple" xlink:href="http://symfony.com/doc/2.7/cookbook/doctrine/registration_form.html">http://symfony.com/doc/2.7/cookbook/doctrine/registration_form.html</text:a></text:p>
      <text:p text:style-name="P1"/>
      <text:p text:style-name="P1">1. Modyfikujemy klase User.php</text:p>
      <text:p text:style-name="P11">//src\BlogBundle\Entity\<text:span text:style-name="T18">User.php</text:span></text:p>
      <text:p text:style-name="P1">&lt;?php</text:p>
      <text:p text:style-name="P1"/>
      <text:p text:style-name="P1">namespace BlogBundle\Entity;</text:p>
      <text:p text:style-name="P1"/>
      <text:p text:style-name="P7">use Doctrine\ORM\Mapping as ORM;</text:p>
      <text:p text:style-name="P7">#use BlogBundle\Utils\Blog as Blog;</text:p>
      <text:p text:style-name="P1"/>
      <text:p text:style-name="P1">use Symfony\Component\Security\Core\User\UserInterface;</text:p>
      <text:p text:style-name="P1"/>
      <text:p text:style-name="P7">use Symfony\Component\Validator\Constraints as Assert;</text:p>
      <text:p text:style-name="P7">use Symfony\Bridge\Doctrine\Validator\Constraints\UniqueEntity;</text:p>
      <text:p text:style-name="P1"/>
      <text:p text:style-name="P1">/**</text:p>
      <text:p text:style-name="P1"><text:s/>* User</text:p>
      <text:p text:style-name="P1"><text:s/>*/</text:p>
      <text:p text:style-name="P1">class User implements UserInterface, \Serializable</text:p>
      <text:p text:style-name="P1">{</text:p>
      <text:p text:style-name="P1">...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><text:s text:c="4"/></text:p>
      <text:p text:style-name="P1"><text:s text:c="4"/><text:span text:style-name="T2">private $plainPassword;</text:span></text:p>
      <text:p text:style-name="P1"/>
      <text:p text:style-name="P1">...</text:p>
      <text:p text:style-name="P7"><text:s text:c="4"/>public function setPlainPassword($password)</text:p>
      <text:p text:style-name="P7"><text:s text:c="4"/>{</text:p>
      <text:p text:style-name="P7"><text:s text:c="8"/>$this-&gt;plainPassword = $password;</text:p>
      <text:p text:style-name="P7"><text:s text:c="8"/></text:p>
      <text:p text:style-name="P7"><text:s text:c="8"/>return $this;</text:p>
      <text:p text:style-name="P7"><text:s text:c="4"/>}</text:p>
      <text:p text:style-name="P7"><text:s text:c="4"/></text:p>
      <text:p text:style-name="P7"><text:s text:c="4"/>public function getPlainPassword()</text:p>
      <text:p text:style-name="P7"><text:s text:c="4"/>{</text:p>
      <text:p text:style-name="P7"><text:s text:c="8"/>return $this-&gt;plainPassword;</text:p>
      <text:p text:style-name="P7"><text:s text:c="4"/>}</text:p>
      <text:p text:style-name="P1">...</text:p>
      <text:p text:style-name="P1">}</text:p>
      <text:p text:style-name="P1"/>
      <text:p text:style-name="P1">2. Stworzenie nowej klasy formularza</text:p>
      <text:p text:style-name="P11">//src\BlogBundle\Form\<text:span text:style-name="T2">UserType.php</text:span> </text:p>
      <text:p text:style-name="P1">&lt;?php</text:p>
      <text:p text:style-name="P1"/>
      <text:p text:style-name="P1">namespace Blog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;</text:p>
      <text:p text:style-name="P1"/>
      <text:p text:style-name="P1">class UserType extends AbstractType</text:p>
      <text:p text:style-name="P1">{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oft-page-break/><text:s text:c="12"/>-&gt;add('email', 'email')</text:p>
      <text:p text:style-name="P1"><text:s text:c="12"/>-&gt;add('username', 'text')</text:p>
      <text:p text:style-name="P1"><text:s text:c="12"/>-&gt;add('plainPassword', 'repeated', array(</text:p>
      <text:p text:style-name="P1"><text:s text:c="16"/>'type' =&gt; 'password',</text:p>
      <text:p text:style-name="P1"><text:s text:c="16"/>'first_options' <text:s/>=&gt; array('label' =&gt; 'Password'),</text:p>
      <text:p text:style-name="P1"><text:s text:c="16"/>'second_options' =&gt; array('label' =&gt; 'Repeat Password'),</text:p>
      <text:p text:style-name="P1"><text:s text:c="12"/>)</text:p>
      <text:p text:style-name="P1"><text:s text:c="8"/>);</text:p>
      <text:p text:style-name="P1"><text:s text:c="4"/>}</text:p>
      <text:p text:style-name="P1"><text:s text:c="4"/></text:p>
      <text:p text:style-name="P1"/>
      <text:p text:style-name="P1"><text:s text:c="4"/>public function configureOptions(OptionsResolver $resolver)</text:p>
      <text:p text:style-name="P1"><text:s text:c="4"/>{</text:p>
      <text:p text:style-name="P1"><text:s text:c="8"/>$resolver-&gt;setDefaults(array(</text:p>
      <text:p text:style-name="P1"><text:s text:c="12"/>'data_class' =&gt; 'BlogBundle\Entity\User'</text:p>
      <text:p text:style-name="P1"><text:s text:c="8"/>));</text:p>
      <text:p text:style-name="P1"><text:s text:c="4"/>}</text:p>
      <text:p text:style-name="P1"/>
      <text:p text:style-name="P1"><text:s text:c="4"/>public function getName()</text:p>
      <text:p text:style-name="P1"><text:s text:c="4"/>{</text:p>
      <text:p text:style-name="P1"><text:s text:c="8"/>return 'blogbundle_user';</text:p>
      <text:p text:style-name="P1"><text:s text:c="4"/>}</text:p>
      <text:p text:style-name="P1">}</text:p>
      <text:p text:style-name="P1"/>
      <text:p text:style-name="P1">3.Dodajemy nową metodę w kontrolerze</text:p>
      <text:p text:style-name="P11">//src\BlogBundle\Controller\<text:span text:style-name="T18">SecurityController.php</text:span> </text:p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7">use BlogBundle\Entity\User;</text:p>
      <text:p text:style-name="P7">use BlogBundle\Form\UserType;</text:p>
      <text:p text:style-name="P1"/>
      <text:p text:style-name="P1">class SecurityController extends Controller</text:p>
      <text:p text:style-name="P1">{</text:p>
      <text:p text:style-name="P1">...</text:p>
      <text:p text:style-name="P1"><text:s text:c="4"/></text:p>
      <text:p text:style-name="P7"><text:s text:c="4"/>public function registerAction(Request $request)</text:p>
      <text:p text:style-name="P7"><text:s text:c="4"/>{</text:p>
      <text:p text:style-name="P7"><text:s text:c="8"/>// 1) build the form</text:p>
      <text:p text:style-name="P7"><text:s text:c="8"/>$user = new User();</text:p>
      <text:p text:style-name="P7"><text:s text:c="8"/>$form = $this-&gt;createForm(new UserType(), $user);</text:p>
      <text:p text:style-name="P7"/>
      <text:p text:style-name="P7"><text:s text:c="8"/>// 2) handle the submit (will only happen on POST)</text:p>
      <text:p text:style-name="P7"><text:s text:c="8"/>$form-&gt;handleRequest($request);</text:p>
      <text:p text:style-name="P7"><text:s text:c="8"/></text:p>
      <text:p text:style-name="P7"><text:s text:c="8"/>if ($form-&gt;isSubmitted() &amp;&amp; $form-&gt;isValid()) {</text:p>
      <text:p text:style-name="P7"/>
      <text:p text:style-name="P7"><text:s text:c="12"/>// 3) Encode the password (you could also do this via Doctrine listener)</text:p>
      <text:p text:style-name="P7"><text:s text:c="12"/>$password = $this-&gt;get('security.password_encoder')</text:p>
      <text:p text:style-name="P7"><text:s text:c="16"/>-&gt;encodePassword($user, $user-&gt;getPlainPassword());</text:p>
      <text:p text:style-name="P7"><text:s text:c="12"/>$user-&gt;setPassword($password);</text:p>
      <text:p text:style-name="P7"><text:s text:c="12"/>$user-&gt;setRoles(array('ROLE_USER'));</text:p>
      <text:p text:style-name="P7"/>
      <text:p text:style-name="P7"><text:s text:c="12"/>// 4) save the User!</text:p>
      <text:p text:style-name="P7"><text:s text:c="12"/>$em = $this-&gt;getDoctrine()-&gt;getManager();</text:p>
      <text:p text:style-name="P7"><text:s text:c="12"/>$em-&gt;persist($user);</text:p>
      <text:p text:style-name="P7"><text:s text:c="12"/>$em-&gt;flush();</text:p>
      <text:p text:style-name="P7"><text:s text:c="12"/>// ... do any other work - like sending them an email, etc</text:p>
      <text:p text:style-name="P7"><text:soft-page-break/><text:s text:c="12"/>// maybe set a "flash" success message for the user</text:p>
      <text:p text:style-name="P7"/>
      <text:p text:style-name="P7"><text:s text:c="12"/>return $this-&gt;redirectToRoute('blog_frontend_login');</text:p>
      <text:p text:style-name="P7"><text:s text:c="12"/>//return $this-&gt;render('BlogBundle:Start:index.html.twig');</text:p>
      <text:p text:style-name="P7"><text:s text:c="8"/>}</text:p>
      <text:p text:style-name="P7"/>
      <text:p text:style-name="P7"><text:s text:c="8"/>return $this-&gt;render('BlogBundle:Security:register.html.twig',</text:p>
      <text:p text:style-name="P7"><text:s text:c="12"/>array('form' =&gt; $form-&gt;createView())</text:p>
      <text:p text:style-name="P7"><text:s text:c="8"/>);</text:p>
      <text:p text:style-name="P7"><text:s text:c="4"/>}</text:p>
      <text:p text:style-name="P3">}</text:p>
      <text:p text:style-name="P3">4. Dodanie routingu:</text:p>
      <text:p text:style-name="P13">//src\BlogBundle\Resources\config\<text:span text:style-name="T18">routing.yml</text:span> </text:p>
      <text:p text:style-name="P3">...</text:p>
      <text:p text:style-name="P7">blog_user_registration:</text:p>
      <text:p text:style-name="P7"><text:s text:c="4"/>path: <text:s text:c="4"/>/register</text:p>
      <text:p text:style-name="P7"><text:s text:c="4"/>defaults: { _controller: BlogBundle:Security:register }</text:p>
      <text:p text:style-name="P7"/>
      <text:p text:style-name="P3">5. Formularz rejestracji nowego użytkownika:</text:p>
      <text:p text:style-name="P14"><text:span text:style-name="T14">//src\BlogBundle\Resources\views\Security\</text:span>register.html.twig </text:p>
      <text:p text:style-name="P3">{% extends 'BlogBundle::base.html.twig' %}</text:p>
      <text:p text:style-name="P3">{% block body -%}</text:p>
      <text:p text:style-name="P3">&lt;div class="container"&gt;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/>
      <text:p text:style-name="P3"><text:s text:c="16"/>{{ form_start(form) }}</text:p>
      <text:p text:style-name="P3"><text:s text:c="20"/>{{ form_row(form.username) }}</text:p>
      <text:p text:style-name="P3"><text:s text:c="20"/>{{ form_row(form.email) }}</text:p>
      <text:p text:style-name="P3"><text:s text:c="20"/>{{ form_row(form.plainPassword.first) }}</text:p>
      <text:p text:style-name="P3"><text:s text:c="20"/>{{ form_row(form.plainPassword.second) }}</text:p>
      <text:p text:style-name="P3"/>
      <text:p text:style-name="P3"><text:s text:c="20"/>&lt;button type="submit"&gt;Register!&lt;/button&gt;</text:p>
      <text:p text:style-name="P3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3"><text:soft-page-break/>6. Formularz logowania update:</text:p>
      <text:p text:style-name="P13">//src\BlogBundle\Resources\views\Security\<text:span text:style-name="T18">login.html.twig</text:span> </text:p>
      <text:p text:style-name="P3">{% extends 'BlogBundle::base.html.twig' %}</text:p>
      <text:p text:style-name="P3">{% block body -%}</text:p>
      <text:p text:style-name="P3">{# app/Resources/views/security/login.html.twig #}</text:p>
      <text:p text:style-name="P3">{# ... you will probably extends your base template, like base.html.twig #}</text:p>
      <text:p text:style-name="P3"/>
      <text:p text:style-name="P3">&lt;div class="container"&gt;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Login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in&lt;/h3&gt;&lt;/div&gt;</text:p>
      <text:p text:style-name="P3"><text:s text:c="16"/>&lt;/div&gt;</text:p>
      <text:p text:style-name="P3"><text:s text:c="16"/>&lt;div class="panel-body"&gt;</text:p>
      <text:p text:style-name="P3"><text:s text:c="16"/></text:p>
      <text:p text:style-name="P3"><text:s text:c="20"/>{% if error %}</text:p>
      <text:p text:style-name="P3"><text:s text:c="24"/>&lt;small&gt;{{ error.messageKey|trans(error.messageData, 'security') }}&lt;/small&gt;</text:p>
      <text:p text:style-name="P3"><text:s text:c="20"/>{% endif %}</text:p>
      <text:p text:style-name="P3"/>
      <text:p text:style-name="P3"><text:s text:c="20"/>&lt;form action="{{ path('blog_frontend_login_check') }}" method="post"&gt;</text:p>
      <text:p text:style-name="P3"/>
      <text:p text:style-name="P3"><text:s text:c="24"/>&lt;div class="form-group "&gt;</text:p>
      <text:p text:style-name="P3"><text:s text:c="28"/>&lt;label for="username"&gt;Username:&lt;/label&gt;</text:p>
      <text:p text:style-name="P3"><text:s text:c="28"/>&lt;input class="form-control" type="text" id="username" name="_username" value="{{ last_username }}" /&gt;</text:p>
      <text:p text:style-name="P3"><text:s text:c="24"/>&lt;/div&gt;</text:p>
      <text:p text:style-name="P3"><text:s text:c="24"/>&lt;div class="form-group "&gt;</text:p>
      <text:p text:style-name="P3"><text:s text:c="28"/>&lt;label for="password"&gt;Password:&lt;/label&gt;</text:p>
      <text:p text:style-name="P3"><text:s text:c="28"/>&lt;input class="form-control" type="password" id="password" name="_password" /&gt;</text:p>
      <text:p text:style-name="P3"><text:s text:c="24"/>&lt;/div&gt;</text:p>
      <text:p text:style-name="P3"/>
      <text:p text:style-name="P3"><text:s text:c="24"/>{#</text:p>
      <text:p text:style-name="P3"><text:s text:c="28"/>If you want to control the URL the user</text:p>
      <text:p text:style-name="P3"><text:s text:c="28"/>is redirected to on success (more details below)</text:p>
      <text:p text:style-name="P3"><text:s text:c="28"/>&lt;input type="hidden" name="_target_path" value="/account" /&gt;</text:p>
      <text:p text:style-name="P3"><text:s text:c="24"/>#}</text:p>
      <text:p text:style-name="P3"><text:s text:c="24"/>&lt;div class="form-group text-center"&gt;</text:p>
      <text:p text:style-name="P3"><text:s text:c="28"/>&lt;button class="btn btn-primary" type="submit"&gt;Login&lt;/button&gt;</text:p>
      <text:p text:style-name="P3"><text:s text:c="24"/>&lt;/div&gt;</text:p>
      <text:p text:style-name="P3"/>
      <text:p text:style-name="P3"><text:s text:c="20"/>&lt;/form&gt;</text:p>
      <text:p text:style-name="P3"><text:s text:c="16"/>&lt;/div&gt;</text:p>
      <text:p text:style-name="P7"><text:s text:c="16"/>&lt;div class="panel-footer"&gt;</text:p>
      <text:p text:style-name="P7"><text:s text:c="20"/>&lt;div class="login-links"&gt;</text:p>
      <text:p text:style-name="P7"><text:s text:c="24"/>{#&lt;p&gt;&lt;a href="{{ path('_starter-template_basic-remind') }}"&gt;Forgot password?&lt;/a&gt;&lt;/p&gt;#}</text:p>
      <text:p text:style-name="P7"><text:s text:c="24"/>&lt;p&gt;&lt;a href="{{ path('blog_user_registration') }}"&gt;Don't have an account? &lt;b&gt;Sign Up&lt;/b&gt;&lt;/a&gt;&lt;/p&gt;</text:p>
      <text:p text:style-name="P7"><text:s text:c="20"/>&lt;/div&gt;</text:p>
      <text:p text:style-name="P7"><text:s text:c="16"/>&lt;/div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6"><text:soft-page-break/>Walidacja formularza rejestracji</text:p>
      <text:p text:style-name="P3"/>
      <text:p text:style-name="P3">1. Dodanie walidacji formularza:</text:p>
      <text:p text:style-name="P13">//blog\src\BlogBundle\Entity\<text:span text:style-name="T18">User.php</text:span> </text:p>
      <text:p text:style-name="P3"/>
      <text:p text:style-name="P3">&lt;?php</text:p>
      <text:p text:style-name="P3"/>
      <text:p text:style-name="P3">namespace BlogBundle\Entity;</text:p>
      <text:p text:style-name="P3"/>
      <text:p text:style-name="P3">use Doctrine\ORM\Mapping as ORM;</text:p>
      <text:p text:style-name="P3">#use BlogBundle\Utils\Blog as Blog;</text:p>
      <text:p text:style-name="P3"/>
      <text:p text:style-name="P3">use Symfony\Component\Security\Core\User\UserInterface;</text:p>
      <text:p text:style-name="P3"/>
      <text:p text:style-name="P7">use Symfony\Component\Validator\Mapping\ClassMetadata;</text:p>
      <text:p text:style-name="P3">use Symfony\Component\Validator\Constraints as Assert;</text:p>
      <text:p text:style-name="P7">use Symfony\Component\Validator\Constraints\NotBlank;</text:p>
      <text:p text:style-name="P3">use Symfony\Bridge\Doctrine\Validator\Constraints\UniqueEntity;</text:p>
      <text:p text:style-name="P3"/>
      <text:p text:style-name="P3">/**</text:p>
      <text:p text:style-name="P3"><text:s/>* User</text:p>
      <text:p text:style-name="P3"><text:s/>*/</text:p>
      <text:p text:style-name="P3">class User implements UserInterface, \Serializable</text:p>
      <text:p text:style-name="P3">{</text:p>
      <text:p text:style-name="P3">...</text:p>
      <text:p text:style-name="P7"><text:s text:c="4"/>public static function loadValidatorMetadata(ClassMetadata $metadata)</text:p>
      <text:p text:style-name="P7"><text:s text:c="4"/>{</text:p>
      <text:p text:style-name="P7"><text:s text:c="8"/>$metadata-&gt;addPropertyConstraint('username', new NotBlank());</text:p>
      <text:p text:style-name="P7"><text:s text:c="8"/>$metadata-&gt;addConstraint(new UniqueEntity(array(</text:p>
      <text:p text:style-name="P7"><text:s text:c="12"/>'fields' <text:s/>=&gt; 'username',</text:p>
      <text:p text:style-name="P7"><text:s text:c="8"/>)));</text:p>
      <text:p text:style-name="P7"><text:s text:c="8"/></text:p>
      <text:p text:style-name="P7"><text:s text:c="8"/>$metadata-&gt;addPropertyConstraint('email', new NotBlank());</text:p>
      <text:p text:style-name="P7"><text:s text:c="8"/>$metadata-&gt;addConstraint(new UniqueEntity(array(</text:p>
      <text:p text:style-name="P7"><text:s text:c="12"/>'fields' <text:s/>=&gt; 'email',</text:p>
      <text:p text:style-name="P7"><text:s text:c="8"/>)));</text:p>
      <text:p text:style-name="P7"><text:s text:c="8"/></text:p>
      <text:p text:style-name="P7"><text:s text:c="8"/>$metadata-&gt;addPropertyConstraint('email', new Assert\Email(array(</text:p>
      <text:p text:style-name="P7"><text:s text:c="12"/>'message' =&gt; 'The email "{{ value }}" is not a valid email.',</text:p>
      <text:p text:style-name="P7"><text:s text:c="12"/>'checkMX' =&gt; true,</text:p>
      <text:p text:style-name="P7"><text:s text:c="8"/>)));</text:p>
      <text:p text:style-name="P7"><text:s text:c="8"/>$metadata-&gt;addPropertyConstraint('plainPassword', new NotBlank());</text:p>
      <text:p text:style-name="P7"><text:s text:c="4"/>}</text:p>
      <text:p text:style-name="P3">}</text:p>
      <text:p text:style-name="P3">2. Komunikat dla pola hasło:</text:p>
      <text:p text:style-name="P13">//src\BlogBundle\Form\UserType.php </text:p>
      <text:p text:style-name="P3"/>
      <text:p text:style-name="P3"><text:s text:c="4"/>public function buildForm(FormBuilderInterface $builder, array $options)</text:p>
      <text:p text:style-name="P3"><text:s text:c="4"/>{</text:p>
      <text:p text:style-name="P3"><text:s text:c="8"/>$builder</text:p>
      <text:p text:style-name="P3"><text:s text:c="12"/>-&gt;add('email', 'email')</text:p>
      <text:p text:style-name="P3"><text:s text:c="12"/>-&gt;add('username', 'text')</text:p>
      <text:p text:style-name="P3"><text:s text:c="12"/>-&gt;add('plainPassword', 'repeated', array(</text:p>
      <text:p text:style-name="P3"><text:s text:c="16"/>'type' =&gt; 'password',</text:p>
      <text:p text:style-name="P3"><text:s text:c="16"/><text:span text:style-name="T2">'invalid_message' =&gt; 'The password fields must match.',</text:span></text:p>
      <text:p text:style-name="P3"><text:s text:c="16"/>'first_options' <text:s/>=&gt; array('label' =&gt; 'Password'),</text:p>
      <text:p text:style-name="P3"><text:s text:c="16"/>'second_options' =&gt; array('label' =&gt; 'Repeat Password'),</text:p>
      <text:p text:style-name="P3"><text:s text:c="12"/>)</text:p>
      <text:p text:style-name="P3"><text:s text:c="8"/>);</text:p>
      <text:p text:style-name="P3"><text:s text:c="4"/>}</text:p>
      <text:p text:style-name="P3"/>
      <text:p text:style-name="P3"><text:soft-page-break/>3. Aktualizacja template:</text:p>
      <text:p text:style-name="P14"><text:span text:style-name="T14">//src\BlogBundle\Resources\views\Security\</text:span>register.html.twig </text:p>
      <text:p text:style-name="P3"/>
      <text:p text:style-name="P3">{% extends 'BlogBundle::base.html.twig' %}</text:p>
      <text:p text:style-name="P3"/>
      <text:p text:style-name="P7">{% form_theme form _self %}</text:p>
      <text:p text:style-name="P7"><text:s/></text:p>
      <text:p text:style-name="P7">{% block form_errors %}</text:p>
      <text:p text:style-name="P7">{% spaceless %}</text:p>
      <text:p text:style-name="P7"><text:s text:c="4"/>{% if errors|length &gt; 0 %}</text:p>
      <text:p text:style-name="P7"><text:s text:c="8"/>{% for error in errors %}</text:p>
      <text:p text:style-name="P7"><text:s text:c="12"/>&lt;small class="help-block"&gt;{{ error.messageTemplate|trans(error.messageParameters, 'validators') }}&lt;/small&gt;</text:p>
      <text:p text:style-name="P7"><text:s text:c="8"/>{% endfor %}</text:p>
      <text:p text:style-name="P7"><text:s text:c="4"/>{% endif %}</text:p>
      <text:p text:style-name="P7">{% endspaceless %}</text:p>
      <text:p text:style-name="P7">{% endblock form_errors %}</text:p>
      <text:p text:style-name="P7"/>
      <text:p text:style-name="P7">{% block choice_widget_expanded %}</text:p>
      <text:p text:style-name="P7">{% spaceless %}</text:p>
      <text:p text:style-name="P7"><text:s text:c="4"/>&lt;div {{ block('widget_container_attributes') }} class="my-form-choices"&gt;</text:p>
      <text:p text:style-name="P7"><text:s text:c="4"/>{% for child in form %}</text:p>
      <text:p text:style-name="P7"><text:s text:c="8"/>{{ form_widget(child) }}</text:p>
      <text:p text:style-name="P7"><text:s text:c="4"/>{% endfor %}</text:p>
      <text:p text:style-name="P7"><text:s text:c="4"/>&lt;/div&gt;</text:p>
      <text:p text:style-name="P7">{% endspaceless %}</text:p>
      <text:p text:style-name="P7">{% endblock choice_widget_expanded %}</text:p>
      <text:p text:style-name="P7"/>
      <text:p text:style-name="P7">{% block checkbox_widget %}</text:p>
      <text:p text:style-name="P7">{% spaceless %}</text:p>
      <text:p text:style-name="P7"><text:s text:c="4"/>&lt;div class="checkbox"&gt;</text:p>
      <text:p text:style-name="P7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7"><text:s text:c="4"/>&lt;/div&gt;</text:p>
      <text:p text:style-name="P7">{% endspaceless %}</text:p>
      <text:p text:style-name="P7">{% endblock checkbox_widget %}</text:p>
      <text:p text:style-name="P7"/>
      <text:p text:style-name="P7">{% block radio_widget %}</text:p>
      <text:p text:style-name="P7">{% spaceless %}</text:p>
      <text:p text:style-name="P7"><text:s text:c="4"/>&lt;div class="radio"&gt;</text:p>
      <text:p text:style-name="P7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7"><text:s text:c="4"/>&lt;/div&gt;</text:p>
      <text:p text:style-name="P7">{% endspaceless %}</text:p>
      <text:p text:style-name="P7">{% endblock radio_widget %}</text:p>
      <text:p text:style-name="P3"/>
      <text:p text:style-name="P3">{% block body -%}</text:p>
      <text:p text:style-name="P3">&lt;div class="container"&gt;</text:p>
      <text:p text:style-name="P3"><text:s text:c="4"/>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oft-page-break/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><text:s text:c="20"/></text:p>
      <text:p text:style-name="P9"><text:s text:c="16"/>{#</text:p>
      <text:p text:style-name="P9"><text:s text:c="16"/>{{ form_start(form) }}</text:p>
      <text:p text:style-name="P9"><text:s text:c="20"/>{{ form_row(form.username) }}</text:p>
      <text:p text:style-name="P9"><text:s text:c="20"/>{{ form_row(form.email) }}</text:p>
      <text:p text:style-name="P9"><text:s text:c="20"/>{{ form_row(form.plainPassword.first) }}</text:p>
      <text:p text:style-name="P9"><text:s text:c="20"/>{{ form_row(form.plainPassword.second) }}</text:p>
      <text:p text:style-name="P9"/>
      <text:p text:style-name="P9"><text:s text:c="20"/>&lt;button type="submit"&gt;Register!&lt;/button&gt;</text:p>
      <text:p text:style-name="P9"><text:s text:c="16"/>{{ form_end(form) }}</text:p>
      <text:p text:style-name="P9"><text:s text:c="16"/>#}</text:p>
      <text:p text:style-name="P3"><text:s text:c="16"/></text:p>
      <text:p text:style-name="P7"><text:s text:c="16"/>{{ form_start(form, {'attr': {'novalidate': 'novalidate'}}) }}</text:p>
      <text:p text:style-name="P7"><text:s text:c="12"/></text:p>
      <text:p text:style-name="P7"><text:s text:c="20"/>{{ form_errors(form) }}</text:p>
      <text:p text:style-name="P7"><text:s text:c="20"/></text:p>
      <text:p text:style-name="P7"><text:s text:c="24"/>&lt;div class="form-group {% if form_errors(form.username) %} has-error {% endif %}"&gt;</text:p>
      <text:p text:style-name="P7"><text:s text:c="28"/>{{ form_label(form.username) }} *</text:p>
      <text:p text:style-name="P7"><text:s text:c="28"/>{{ form_widget(form.username, { 'attr': {'class': 'form-control'} }) }}</text:p>
      <text:p text:style-name="P7"><text:s text:c="28"/>{{ form_errors(form.username) }}</text:p>
      <text:p text:style-name="P7"><text:s text:c="24"/>&lt;/div&gt;</text:p>
      <text:p text:style-name="P7"><text:s text:c="24"/>&lt;div class="form-group {% if form_errors(form.email) %} has-error {% endif %}"&gt;</text:p>
      <text:p text:style-name="P7"><text:s text:c="28"/>{{ form_label(form.email) }} *</text:p>
      <text:p text:style-name="P7"><text:s text:c="28"/>{{ form_widget(form.email, { 'attr': {'class': 'form-control'} }) }}</text:p>
      <text:p text:style-name="P7"><text:s text:c="28"/>{{ form_errors(form.email) }}</text:p>
      <text:p text:style-name="P7"><text:s text:c="24"/>&lt;/div&gt;</text:p>
      <text:p text:style-name="P7"><text:s text:c="24"/>&lt;div class="form-group {% if form_errors(form.plainPassword.first) %} has-error {% endif %}"&gt;</text:p>
      <text:p text:style-name="P7"><text:s text:c="28"/>{{ form_label(form.plainPassword.first) }} *</text:p>
      <text:p text:style-name="P7"><text:s text:c="28"/>{{ form_widget(form.plainPassword.first, { 'attr': {'class': 'form-control'} }) }}</text:p>
      <text:p text:style-name="P7"><text:s text:c="28"/>{{ form_errors(form.plainPassword.first) }}</text:p>
      <text:p text:style-name="P7"><text:s text:c="24"/>&lt;/div&gt;</text:p>
      <text:p text:style-name="P7"><text:s text:c="24"/>&lt;div class="form-group {% if form_errors(form.plainPassword.second) %} has-error {% endif %}"&gt;</text:p>
      <text:p text:style-name="P7"><text:s text:c="28"/>{{ form_label(form.plainPassword.second) }} *</text:p>
      <text:p text:style-name="P7"><text:s text:c="28"/>{{ form_widget(form.plainPassword.second, { 'attr': {'class': 'form-control'} }) }}</text:p>
      <text:p text:style-name="P7"><text:s text:c="28"/>{{ form_errors(form.plainPassword.second) }}</text:p>
      <text:p text:style-name="P7"><text:s text:c="24"/>&lt;/div&gt;</text:p>
      <text:p text:style-name="P7"><text:s text:c="24"/>&lt;div class="form-group text-center"&gt;</text:p>
      <text:p text:style-name="P7"><text:s text:c="28"/>&lt;button class="btn btn-primary" type="submit"&gt;Register&lt;/button&gt;</text:p>
      <text:p text:style-name="P7"><text:s text:c="24"/>&lt;/div&gt;</text:p>
      <text:p text:style-name="P7"/>
      <text:p text:style-name="P7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3"/>
      <text:p text:style-name="P3"/>
      <text:p text:style-name="P3"><text:soft-page-break/>4. Aktualizacja template login</text:p>
      <text:p text:style-name="P13">//src\BlogBundle\Resources\views\Security\<text:span text:style-name="T18">login.html.twig</text:span> </text:p>
      <text:p text:style-name="P3"/>
      <text:p text:style-name="P3"><text:s text:c="16"/>&lt;div class="panel-body"&gt;</text:p>
      <text:p text:style-name="P3"><text:s text:c="16"/></text:p>
      <text:p text:style-name="P9"><text:s text:c="20"/>{% if error %}</text:p>
      <text:p text:style-name="P9"><text:s text:c="24"/>&lt;small class="help-block"&gt;{{ error.messageKey|trans(error.messageData, 'security') }}&lt;/small&gt;</text:p>
      <text:p text:style-name="P9"><text:s text:c="20"/>{% endif %}</text:p>
      <text:p text:style-name="P3"/>
      <text:p text:style-name="P3"><text:s text:c="20"/>&lt;form action="{{ path('blog_frontend_login_check') }}" method="post"&gt;</text:p>
      <text:p text:style-name="P3"/>
      <text:p text:style-name="P3"><text:s text:c="24"/>&lt;div class="form-group <text:span text:style-name="T2">{% if error %} has-error {% endif %}</text:span>"&gt;</text:p>
      <text:p text:style-name="P3"><text:s text:c="28"/>&lt;label for="username"&gt;Username:&lt;/label&gt;</text:p>
      <text:p text:style-name="P3"><text:s text:c="28"/>&lt;input class="form-control" type="text" id="username" name="_username" value="{{ last_username }}" /&gt;</text:p>
      <text:p text:style-name="P3"><text:s text:c="24"/>&lt;/div&gt;</text:p>
      <text:p text:style-name="P3"><text:s text:c="24"/>&lt;div class="form-group <text:span text:style-name="T2">{% if error %} has-error {% endif %}</text:span>"&gt;</text:p>
      <text:p text:style-name="P3"><text:s text:c="28"/>&lt;label for="password"&gt;Password:&lt;/label&gt;</text:p>
      <text:p text:style-name="P3"><text:s text:c="28"/>&lt;input class="form-control" type="password" id="password" name="_password" /&gt;</text:p>
      <text:p text:style-name="P7"><text:s text:c="28"/>{% if error %}</text:p>
      <text:p text:style-name="P7"><text:s text:c="32"/>&lt;small class="help-block"&gt;{{ error.messageKey|trans(error.messageData, 'security') }}&lt;/small&gt;</text:p>
      <text:p text:style-name="P7"><text:s text:c="28"/>{% endif %}</text:p>
      <text:p text:style-name="P3"><text:s text:c="24"/>&lt;/div&gt;</text:p>
      <text:p text:style-name="P3"/>
      <text:p text:style-name="P3"><text:s text:c="24"/>{#</text:p>
      <text:p text:style-name="P3"><text:s text:c="28"/>If you want to control the URL the user</text:p>
      <text:p text:style-name="P3"><text:s text:c="28"/>is redirected to on success (more details below)</text:p>
      <text:p text:style-name="P3"><text:s text:c="28"/>&lt;input type="hidden" name="_target_path" value="/account" /&gt;</text:p>
      <text:p text:style-name="P3"><text:s text:c="24"/>#}</text:p>
      <text:p text:style-name="P3"><text:s text:c="24"/>&lt;div class="form-group text-center"&gt;</text:p>
      <text:p text:style-name="P3"><text:s text:c="28"/>&lt;button class="btn btn-primary" type="submit"&gt;Login&lt;/button&gt;</text:p>
      <text:p text:style-name="P3"><text:s text:c="24"/>&lt;/div&gt;</text:p>
      <text:p text:style-name="P3"/>
      <text:p text:style-name="P3"><text:s text:c="20"/>&lt;/form&gt;</text:p>
      <text:p text:style-name="P3"><text:s text:c="16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48M39S</meta:editing-duration>
    <meta:editing-cycles>94</meta:editing-cycles>
    <meta:generator>OpenOffice.org/3.3$Win32 OpenOffice.org_project/330m20$Build-9567</meta:generator>
    <dc:date>2016-03-11T16:45:26.65</dc:date>
    <dc:creator>szymon idczak</dc:creator>
    <meta:document-statistic meta:table-count="0" meta:image-count="0" meta:object-count="0" meta:page-count="20" meta:paragraph-count="1023" meta:word-count="2718" meta:character-count="34795"/>
    <meta:user-defined meta:name="Info 1"/>
    <meta:user-defined meta:name="Info 2"/>
    <meta:user-defined meta:name="Info 3"/>
    <meta:user-defined meta:name="Info 4"/>
  </office:meta>
</office:document-meta>
</file>